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char* buf_addr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har* file_name 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char* file_name 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it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00-00-00</text:date>, <text:time style:data-style-name="N2" text:time-value="22:40:31.665934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10-08T23:25:03.062227461</dc:date>
    <meta:editing-duration>PT2H30M47S</meta:editing-duration>
    <meta:editing-cycles>8</meta:editing-cycles>
    <meta:generator>LibreOffice/24.2.6.2$Linux_X86_64 LibreOffice_project/420$Build-2</meta:generator>
    <meta:document-statistic meta:table-count="1" meta:cell-count="31" meta:object-count="0"/>
  </office:meta>
</office:document-meta>
</file>